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3pt" fo:language="zxx" fo:country="none" fo:font-weight="normal" officeooo:rsid="002b93f8" officeooo:paragraph-rsid="002b93f8" style:font-size-asian="11.3500003814697pt" style:language-asian="zxx" style:country-asian="none" style:font-weight-asian="normal" style:font-size-complex="13pt" style:language-complex="zxx" style:country-complex="none" style:font-weight-complex="normal"/>
    </style:style>
    <style:style style:name="P2" style:family="paragraph" style:parent-style-name="Standard">
      <style:text-properties style:font-name="Arial" fo:font-size="13pt" fo:language="zxx" fo:country="none" fo:font-weight="normal" officeooo:rsid="001d8c6f" officeooo:paragraph-rsid="001d8c6f" style:font-size-asian="11.3500003814697pt" style:language-asian="zxx" style:country-asian="none" style:font-weight-asian="normal" style:font-size-complex="13pt" style:language-complex="zxx" style:country-complex="none" style:font-weight-complex="normal"/>
    </style:style>
    <style:style style:name="P3" style:family="paragraph" style:parent-style-name="Standard">
      <style:text-properties style:font-name="Arial" fo:font-size="13pt" fo:language="zxx" fo:country="none" fo:font-weight="normal" officeooo:rsid="001d8c6f" officeooo:paragraph-rsid="00255489" style:font-size-asian="11.3500003814697pt" style:language-asian="zxx" style:country-asian="none" style:font-weight-asian="normal" style:font-size-complex="13pt" style:language-complex="zxx" style:country-complex="none" style:font-weight-complex="normal"/>
    </style:style>
    <style:style style:name="P4" style:family="paragraph" style:parent-style-name="Standard">
      <style:text-properties style:font-name="Arial" fo:font-size="13pt" fo:language="zxx" fo:country="none" fo:font-weight="normal" officeooo:rsid="0023b612" officeooo:paragraph-rsid="0023b612" style:font-size-asian="11.3500003814697pt" style:language-asian="zxx" style:country-asian="none" style:font-weight-asian="normal" style:font-size-complex="13pt" style:language-complex="zxx" style:country-complex="none" style:font-weight-complex="normal"/>
    </style:style>
    <style:style style:name="P5" style:family="paragraph" style:parent-style-name="Standard">
      <style:text-properties style:font-name="Arial" fo:font-size="13pt" fo:language="zxx" fo:country="none" fo:font-weight="normal" officeooo:rsid="00255489" officeooo:paragraph-rsid="00255489" style:font-size-asian="11.3500003814697pt" style:language-asian="zxx" style:country-asian="none" style:font-weight-asian="normal" style:font-size-complex="13pt" style:language-complex="zxx" style:country-complex="none" style:font-weight-complex="normal"/>
    </style:style>
    <style:style style:name="P6" style:family="paragraph" style:parent-style-name="Standard">
      <style:text-properties style:font-name="Arial" fo:font-size="13pt" fo:language="zxx" fo:country="none" fo:font-weight="normal" officeooo:rsid="0029d4d7" officeooo:paragraph-rsid="002b93f8" style:font-size-asian="11.3500003814697pt" style:language-asian="zxx" style:country-asian="none" style:font-weight-asian="normal" style:font-size-complex="13pt" style:language-complex="zxx" style:country-complex="none" style:font-weight-complex="normal"/>
    </style:style>
    <style:style style:name="P7" style:family="paragraph" style:parent-style-name="Standard">
      <style:text-properties style:font-name="Arial" fo:font-size="13pt" fo:language="zxx" fo:country="none" fo:font-weight="normal" officeooo:rsid="0029d4d7" officeooo:paragraph-rsid="0029d4d7" style:font-size-asian="11.3500003814697pt" style:language-asian="zxx" style:country-asian="none" style:font-weight-asian="normal" style:font-size-complex="13pt" style:language-complex="zxx" style:country-complex="none" style:font-weight-complex="normal"/>
    </style:style>
    <style:style style:name="P8" style:family="paragraph" style:parent-style-name="Standard">
      <style:text-properties style:font-name="Arial" fo:font-size="13pt" fo:language="zxx" fo:country="none" fo:font-weight="normal" officeooo:rsid="002d34c4" officeooo:paragraph-rsid="002d34c4" style:font-size-asian="11.3500003814697pt" style:language-asian="zxx" style:country-asian="none" style:font-weight-asian="normal" style:font-size-complex="13pt" style:language-complex="zxx" style:country-complex="none" style:font-weight-complex="normal"/>
    </style:style>
    <style:style style:name="P9" style:family="paragraph" style:parent-style-name="Standard">
      <style:text-properties style:font-name="Arial" fo:font-size="13pt" fo:language="zxx" fo:country="none" fo:font-weight="bold" officeooo:rsid="001d8c6f" style:font-size-asian="11.3500003814697pt" style:language-asian="zxx" style:country-asian="none" style:font-weight-asian="bold" style:font-size-complex="13pt" style:language-complex="zxx" style:country-complex="none" style:font-weight-complex="bold"/>
    </style:style>
    <style:style style:name="P10" style:family="paragraph" style:parent-style-name="Standard">
      <style:text-properties style:font-name="Arial" fo:font-size="13pt" fo:language="zxx" fo:country="none" fo:font-weight="bold" officeooo:rsid="001d8c6f" officeooo:paragraph-rsid="001d8c6f" style:font-size-asian="11.3500003814697pt" style:language-asian="zxx" style:country-asian="none" style:font-weight-asian="bold" style:font-size-complex="13pt" style:language-complex="zxx" style:country-complex="none" style:font-weight-complex="bold"/>
    </style:style>
    <style:style style:name="P11" style:family="paragraph" style:parent-style-name="Standard">
      <style:text-properties style:font-name="Arial" fo:font-size="13pt" fo:language="zxx" fo:country="none" fo:font-weight="bold" officeooo:rsid="001d8c6f" officeooo:paragraph-rsid="00255489" style:font-size-asian="11.3500003814697pt" style:language-asian="zxx" style:country-asian="none" style:font-weight-asian="bold" style:font-size-complex="13pt" style:language-complex="zxx" style:country-complex="none" style:font-weight-complex="bold"/>
    </style:style>
    <style:style style:name="P12" style:family="paragraph" style:parent-style-name="Standard">
      <style:text-properties style:font-name="Arial" fo:font-size="13pt" fo:language="zxx" fo:country="none" fo:font-weight="bold" officeooo:rsid="002b93f8" officeooo:paragraph-rsid="002b93f8" style:font-size-asian="11.3500003814697pt" style:language-asian="zxx" style:country-asian="none" style:font-weight-asian="bold" style:font-size-complex="13pt" style:language-complex="zxx" style:country-complex="none" style:font-weight-complex="bold"/>
    </style:style>
    <style:style style:name="P13" style:family="paragraph" style:parent-style-name="Standard">
      <style:text-properties style:font-name="Arial" fo:font-size="13pt" fo:language="zxx" fo:country="none" fo:font-weight="bold" officeooo:rsid="0029d4d7" officeooo:paragraph-rsid="002b93f8" style:font-size-asian="11.3500003814697pt" style:language-asian="zxx" style:country-asian="none" style:font-weight-asian="bold" style:font-size-complex="13pt" style:language-complex="zxx" style:country-complex="none" style:font-weight-complex="bold"/>
    </style:style>
    <style:style style:name="P14" style:family="paragraph" style:parent-style-name="Standard">
      <style:text-properties style:font-name="Arial" fo:language="zxx" fo:country="none" style:language-asian="zxx" style:country-asian="none" style:language-complex="zxx" style:country-complex="none"/>
    </style:style>
    <style:style style:name="P15" style:family="paragraph" style:parent-style-name="Standard">
      <style:text-properties style:font-name="Arial" fo:language="zxx" fo:country="none" officeooo:rsid="002b93f8" officeooo:paragraph-rsid="002b93f8" style:language-asian="zxx" style:country-asian="none" style:language-complex="zxx" style:country-complex="none"/>
    </style:style>
    <style:style style:name="P16" style:family="paragraph" style:parent-style-name="Standard">
      <style:text-properties style:font-name="Arial" fo:language="zxx" fo:country="none" officeooo:rsid="002ccb8f" officeooo:paragraph-rsid="002ccb8f" style:language-asian="zxx" style:country-asian="none" style:language-complex="zxx" style:country-complex="none"/>
    </style:style>
    <style:style style:name="P17" style:family="paragraph" style:parent-style-name="Standard">
      <style:text-properties style:font-name="Arial" fo:language="zxx" fo:country="none" fo:font-weight="normal" officeooo:rsid="001d8c6f" officeooo:paragraph-rsid="001d8c6f" style:language-asian="zxx" style:country-asian="none" style:font-weight-asian="normal" style:language-complex="zxx" style:country-complex="none" style:font-weight-complex="normal"/>
    </style:style>
    <style:style style:name="P18" style:family="paragraph" style:parent-style-name="Header">
      <style:text-properties style:font-name="Arial" fo:font-weight="bold" officeooo:rsid="002ccb8f" officeooo:paragraph-rsid="002ccb8f" style:font-weight-asian="bold" style:font-weight-complex="bold"/>
    </style:style>
    <style:style style:name="T1" style:family="text">
      <style:text-properties fo:font-size="13pt" style:font-size-asian="11.3500003814697pt" style:font-size-complex="13pt"/>
    </style:style>
    <style:style style:name="T2" style:family="text">
      <style:text-properties fo:font-size="13pt" officeooo:rsid="001f87c5" style:font-size-asian="11.3500003814697pt" style:font-size-complex="13pt"/>
    </style:style>
    <style:style style:name="T3" style:family="text">
      <style:text-properties fo:font-size="13pt" fo:font-weight="bold" style:font-size-asian="11.3500003814697pt" style:font-weight-asian="bold" style:font-size-complex="13pt" style:font-weight-complex="bold"/>
    </style:style>
    <style:style style:name="T4" style:family="text">
      <style:text-properties fo:font-size="13pt" fo:font-weight="bold" officeooo:rsid="001d8c6f" style:font-size-asian="11.3500003814697pt" style:font-weight-asian="bold" style:font-size-complex="13pt"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64508"/>
    </style:style>
    <style:style style:name="T7" style:family="text">
      <style:text-properties officeooo:rsid="00297f09"/>
    </style:style>
    <style:style style:name="T8" style:family="text">
      <style:text-properties officeooo:rsid="002b93f8"/>
    </style:style>
    <style:style style:name="T9" style:family="text">
      <style:text-properties officeooo:rsid="002ccb8f"/>
    </style:style>
    <style:style style:name="T10" style:family="text">
      <style:text-properties fo:font-weight="bold" style:font-weight-asian="bold"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
      <text:p text:style-name="P14"/>
      <text:p text:style-name="P14"><text:s text:c="2"/><text:span text:style-name="T3"><text:tab/><text:tab/><text:tab/></text:span><text:span text:style-name="T4">NYKKIS- Customer service project</text:span></text:p>
      <text:p text:style-name="P14"><text:span text:style-name="T4"/></text:p>
      <text:p text:style-name="P15"><text:span text:style-name="T3">Documentation aka “surullisen kuuluisa dokumentointi” </text:span><text:span text:style-name="T4">w</text:span><text:span text:style-name="T3">rited by Petri Niskanen</text:span></text:p>
      <text:p text:style-name="P9"/>
      <text:p text:style-name="P10"><text:span text:style-name="T8">Roolit</text:span>:</text:p>
      <text:p text:style-name="P2">Manu <text:s/>– Java-<text:span text:style-name="T8">coder</text:span></text:p>
      <text:p text:style-name="P2">Petri <text:tab/>– Java coder and database <text:span text:style-name="T8">planner, documenter</text:span></text:p>
      <text:p text:style-name="P17"><text:span text:style-name="T1">Tero<text:tab/> – Html, css, general project design <text:s/>and Ar</text:span><text:span text:style-name="T2">c</text:span><text:span text:style-name="T1">hitect</text:span></text:p>
      <text:p text:style-name="P17"><text:span text:style-name="T1">Sathiya - Html, css ,manage documentation and bui</text:span><text:span text:style-name="T2">l</text:span><text:span text:style-name="T1">d manager.</text:span></text:p>
      <text:p text:style-name="P2"/>
      <text:p text:style-name="P10">Sprint I(one week)</text:p>
      <text:p text:style-name="P17"><text:span text:style-name="T3">GOAL: </text:span><text:span text:style-name="T1">Get basic things are working (like database connections etc.) and upload them to Git so that team members can split their work. Also get login page working so we can use that as example for next sprint.</text:span></text:p>
      <text:p text:style-name="P2"/>
      <text:p text:style-name="P17"><text:span text:style-name="T3">Done:</text:span><text:span text:style-name="T1"> UI design html and css pages. Java classes and database.</text:span></text:p>
      <text:p text:style-name="P10"/>
      <text:p text:style-name="P10"><text:span text:style-name="T5"><text:date style:data-style-name="N37" text:date-value="2016-12-23T11:55:41.167920967" text:fixed="true">12/23/16</text:date></text:span>:</text:p>
      <text:p text:style-name="P10"/>
      <text:p text:style-name="P4">Today we've tried to get h2 databases working without results. We are using a new base “books”, where the database works. We add persistences and web content to that project. So the project is based on it.</text:p>
      <text:p text:style-name="P3"/>
      <text:p text:style-name="P11">Planning for next sprint : </text:p>
      <text:p text:style-name="P11"/>
      <text:p text:style-name="P5">In the next sprint we try to get “users” and “customers” working and shown in the web page. We keep contact via <text:span text:style-name="T7">S</text:span>kype around 9-10am o'clock in the morning next week. We push our works to git at 4pm/<text:span text:style-name="T6">16:00</text:span>.</text:p>
      <text:p text:style-name="P5"/>
      <text:p text:style-name="P12">26.12.2016</text:p>
      <text:p text:style-name="P1"/>
      <text:p text:style-name="P1">We had a holiday</text:p>
      <text:p text:style-name="P5"/>
      <text:p text:style-name="P13">27.12.2016:</text:p>
      <text:p text:style-name="P6"/>
      <text:p text:style-name="P6"><text:span text:style-name="T8">We met at ~9:00 o'clock in Skype</text:span><text:line-break/><text:line-break/>Modified user and usercontroller + deleted useless classes like admin.java and seller.java.</text:p>
      <text:p text:style-name="P7">Sathiya made a new logo + made a base of usercontroller. Also edited pom.xml and added useful plugins like h2database.</text:p>
      <text:p text:style-name="P7"/>
      <text:p text:style-name="P7"/>
      <text:p text:style-name="P6"><text:soft-page-break/><text:span text:style-name="T10">28.12.2016:</text:span><text:line-break/></text:p>
      <text:p text:style-name="P6"><text:span text:style-name="T8">We met at ~9:00 o'clock in Skype</text:span><text:line-break/>Today userejb.java and webcontent. <text:span text:style-name="T9">We made some ui modifications</text:span></text:p>
      <text:p text:style-name="P7"/>
      <text:p text:style-name="P12">29.12.2016</text:p>
      <text:p text:style-name="P1"/>
      <text:p text:style-name="P6"><text:span text:style-name="T8">We met at ~10:00 o'clock in Skype</text:span></text:p>
      <text:p text:style-name="P1">Still having problems with database saving. <text:span text:style-name="T9">We can see stuff in website but only one user will save</text:span></text:p>
      <text:p text:style-name="P1"/>
      <text:p text:style-name="P12">30.12.2016</text:p>
      <text:p text:style-name="P1"/>
      <text:p text:style-name="P6"><text:span text:style-name="T8">We met at ~9:00 o'clock in Skype</text:span></text:p>
      <text:p text:style-name="P1"><text:span text:style-name="T9">Made </text:span>ProjectEJB to handle everything in database</text:p>
      <text:p text:style-name="P1"/>
      <text:p text:style-name="P12">02.01.2017</text:p>
      <text:p text:style-name="P6"/>
      <text:p text:style-name="P1">Nyt kirjoitan suomeksi kun venyi näin yömyöhään. Innostuin koko päiväksi koodaamaan kun rupesi nuo tietokannat toimimaan.</text:p>
      <text:p text:style-name="P1"/>
      <text:p text:style-name="P1">Tänään käyttäjän ja asiakkaiden tallennukset toimii ok. Pysyvät myös tietokannassa. Persistenceä muutettu niin, ettei ohjelma joka kerta droppaa tauluja pois. Järjestelmän kirjautumissysteemi päätettiin jättää pois koska sen miettiminen olisi vienyt liikaa aikaa. Myöskin käyttäjien poistaminen toimii, asiakkaiden taisi jäädä tekemättä. Huomenna kerkeää sen vielä tekemään, ja ehkä myös yritysten lisääminen.<text:line-break/><text:line-break/>OneToMany ei toiminut vielä kunnolla, joten jätin laittamatta sen Customer.javaan, jottei se paukuttele virheilmoituksia huvikseen.</text:p>
      <text:p text:style-name="P1"/>
      <text:p text:style-name="P1">Etäviikko ollut hankala siinä mielessä, ettei ryhmää ole saatu kokoon samaan aikaan/yhtä henkilöä ei näkynyt koko viikkona joskin en tässä ketään rupea syyllistämään.</text:p>
      <text:p text:style-name="P1"/>
      <text:p text:style-name="P1">Positiivisena puolena on taas ollut oma aikataulu (kunhan 9-10 maissa kävi Skypessä) sekä helpompi/itsenäisempi homma. </text:p>
      <text:p text:style-name="P1"/>
      <text:p text:style-name="P1">Scrum ei työssä toteutunut kunnolla, koska iltapäivisin porukka ei Skypessä enää ollut.</text:p>
      <text:p text:style-name="P1"/>
      <text:p text:style-name="P1">GitHubin kanssa konflikteja tullut vain muutama.</text:p>
      <text:p text:style-name="P1"/>
      <text:p text:style-name="P8">Porukka suhteellisen tyytyväinen työtuloksi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weight="bold" officeooo:rsid="002ccb8f" officeooo:paragraph-rsid="002ccb8f"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 </meta:initial-creator>
    <meta:creation-date>2016-12-22T12:02:39.033139656</meta:creation-date>
    <dc:date>2017-01-02T23:48:31.520408661</dc:date>
    <dc:creator>Jee oppilas</dc:creator>
    <meta:editing-duration>PT29M9S</meta:editing-duration>
    <meta:editing-cycles>16</meta:editing-cycles>
    <meta:generator>LibreOffice/4.4.3.2$Linux_X86_64 LibreOffice_project/40m0$Build-2</meta:generator>
    <meta:document-statistic meta:table-count="0" meta:image-count="0" meta:object-count="0" meta:page-count="2" meta:paragraph-count="35" meta:word-count="419" meta:character-count="2801" meta:non-whitespace-character-count="2400"/>
  </office:meta>
</office:document-meta>
</file>